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6cf4"/>
    </style:style>
    <style:style style:name="P2" style:family="paragraph" style:parent-style-name="Standard">
      <style:text-properties officeooo:rsid="00115724" officeooo:paragraph-rsid="00126cf4"/>
    </style:style>
    <style:style style:name="P3" style:family="paragraph" style:parent-style-name="Standard">
      <style:text-properties officeooo:paragraph-rsid="00126cf4"/>
    </style:style>
    <style:style style:name="P4" style:family="paragraph" style:parent-style-name="Standard">
      <style:text-properties officeooo:paragraph-rsid="00143f17"/>
    </style:style>
    <style:style style:name="P5" style:family="paragraph" style:parent-style-name="Standard">
      <style:text-properties style:font-name="sans-serif" fo:font-size="15pt"/>
    </style:style>
    <style:style style:name="T1" style:family="text">
      <style:text-properties officeooo:rsid="00115724"/>
    </style:style>
    <style:style style:name="T2" style:family="text">
      <style:text-properties officeooo:rsid="001237c1"/>
    </style:style>
    <style:style style:name="T3" style:family="text">
      <style:text-properties fo:color="#000000" style:font-name="DejaVu Sans Mono"/>
    </style:style>
    <style:style style:name="T4" style:family="text">
      <style:text-properties fo:color="#000000" style:font-name="DejaVu Sans Mono" officeooo:rsid="00139f4e"/>
    </style:style>
    <style:style style:name="T5" style:family="text">
      <style:text-properties fo:color="#000000" style:font-name="DejaVu Sans Mono" officeooo:rsid="00143f17"/>
    </style:style>
    <style:style style:name="T6" style:family="text">
      <style:text-properties officeooo:rsid="00143f17"/>
    </style:style>
    <style:style style:name="T7" style:family="text">
      <style:text-properties style:font-name="sans-serif" fo:font-size="15pt"/>
    </style:style>
    <style:style style:name="T8" style:family="text">
      <style:text-properties officeooo:rsid="00152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sdfsqf </text:p>
      <text:p text:style-name="P1"/>
      <text:p text:style-name="P1"><text:span text:style-name="T1">{{</text:span><text:span text:style-name="T3">suj</text:span><text:span text:style-name="T4">e</text:span><text:span text:style-name="T3">t</text:span><text:span text:style-name="T2">}}</text:span></text:p>
      <text:p text:style-name="P1"/>
      <text:p text:style-name="P5"><text:span text:style-name="T8">{{titre}}</text:span>, </text:p>
      <text:p text:style-name="P5">Par la présente, nous tenons à vous informer que le prix du loyer du bien que nous </text:p>
      <text:p text:style-name="P5">vous donnons en location, peut être indexé à la date du .......................(1), </text:p>
      <text:p text:style-name="P5">conformément à la formule suivante:</text:p>
      <text:p text:style-name="P5">loyer de base (2) </text:p>
      <text:p text:style-name="Standard">€ <text:span text:style-name="T7">.............. x ........................... nou</text:span></text:p>
      <text:p text:style-name="P5">vel indice (3) </text:p>
      <text:p text:style-name="P5">indice de départ (4)</text:p>
      <text:p text:style-name="P5">Aussi, nous vous invitons à nous régler cette somme à partir du ............................. </text:p>
      <text:p text:style-name="P5">(5).</text:p>
      <text:p text:style-name="P5">Si vous deviez déjà avoir effectué le versement du loyer de ce mois, nous vous </text:p>
      <text:p text:style-name="P5">saurions gré de bien vouloir nous verser le l</text:p>
      <text:p text:style-name="P5">oyer indexé à partir du mois suivant et </text:p>
      <text:p text:style-name="P5">de nous verser le solde pour ce mois, soit </text:p>
      <text:p text:style-name="Standard">€<text:span text:style-name="T7">................ séparément.</text:span></text:p>
      <text:p text:style-name="P5">En espérant pouvoir poursuivre notre contrat de bail en de bons termes, nous vous </text:p>
      <text:p text:style-name="P5">prions de croire, Madame, Monsieur, en l’expression de mes s</text:p>
      <text:p text:style-name="P5">entiments distingués.</text:p>
      <text:p text:style-name="P1"/>
      <text:p text:style-name="P1"/>
      <text:p text:style-name="P4"><text:span text:style-name="T6">{{</text:span><text:span text:style-name="T3">format</text:span><text:span text:style-name="T5">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4:00.161344792</meta:creation-date>
    <dc:date>2017-03-20T18:11:23.425838129</dc:date>
    <meta:editing-duration>PT7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37" meta:character-count="840" meta:non-whitespace-character-count="713"/>
  </office:meta>
</office:document-meta>
</file>